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 2021 (05:51: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 (<text:span text:style-name="T1">This shortcut is for Windows</text:span>; for MacOS, to undo your operation, use CMD + z instead).</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 You can use the <text:a xlink:type="simple" xlink:href="https://docs.microsoft.com/en-us/visualstudio/ide/reference/rename?view=vs-2019" office:name=""><text:span text:style-name="Definition">symbol refactoring</text:span></text:a> feature of C# to do so. If you are having difficulty finding this feature, look for <text:span text:style-name="NormalTok">rename</text:span>, or check these links for <text:a xlink:type="simple" xlink:href="https://www.monodevelop.com/documentation/feature-list/refactoring/#rename" office:name=""><text:span text:style-name="Definition">Mono</text:span></text:a> and <text:a xlink:type="simple" xlink:href="https://www.jetbrains.com/help/rider/Refactorings__Rename.html" office:name=""><text:span text:style-name="Definition">Rider</text:span></text:a>. 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51:38Z</meta:creation-date>
    <dc:date>2021-06-01T17:51:38Z</dc:date>
    <meta:user-defined meta:name="date" meta:value-type="string">June   1, 2021 (05:51: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